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70000005AA5FE7C6A.png" manifest:media-type="image/png"/>
  <manifest:file-entry manifest:full-path="Pictures/1000000100000E74000005D733871AC4.png" manifest:media-type="image/png"/>
  <manifest:file-entry manifest:full-path="Pictures/100000010000059C000003A2DE6901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44pt" fo:letter-spacing="normal" fo:language="id" fo:country="ID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language="id" fo:country="ID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 Light" fo:font-size="32pt" fo:letter-spacing="normal" fo:language="id" fo:country="ID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1" fo:font-size="28pt" fo:letter-spacing="normal" fo:language="id" fo:country="ID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ETODE NUMERIK" draw:style-name="dp1" draw:master-page-name="Title_20_Slide" presentation:presentation-page-layout-name="AL1T0">
        <draw:frame draw:name="Title 1" presentation:style-name="pr1" draw:text-style-name="P2" draw:layer="layout" svg:width="21.589cm" svg:height="3.63cm" svg:x="2.667cm" svg:y="3.261cm" presentation:class="title" presentation:user-transformed="true">
          <draw:text-box>
            <text:p text:style-name="P1"><text:span text:style-name="T1">METODE NUMERIK</text:span></text:p>
          </draw:text-box>
        </draw:frame>
        <draw:frame draw:name="Subtitle 2" presentation:style-name="pr2" draw:text-style-name="P4" draw:layer="layout" svg:width="19.049cm" svg:height="4.598cm" svg:x="1.216cm" svg:y="8.666cm" presentation:class="subtitle" presentation:user-transformed="true">
          <draw:text-box>
            <text:p text:style-name="P3"><text:span text:style-name="T2">Deret Taylor dan Analisis Galat</text:span></text:p>
            <text:p text:style-name="P3"><text:span text:style-name="T2"/></text:p>
            <text:p text:style-name="P3"><text:span text:style-name="T2">Tim Dosen Pengamp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ret Taylor" draw:style-name="dp3" draw:master-page-name="Title_20_and_20_Content" presentation:presentation-page-layout-name="AL2T11">
        <draw:frame draw:name="Title 1" presentation:style-name="pr4" draw:text-style-name="P6" draw:layer="layout" svg:width="13.819cm" svg:height="2.751cm" svg:x="9.833cm" svg:y="0.361cm" presentation:class="title" presentation:user-transformed="true">
          <draw:text-box>
            <text:p text:style-name="P1"><text:span text:style-name="T3">Deret Taylor</text:span></text:p>
          </draw:text-box>
        </draw:frame>
        <draw:frame draw:name="Content Placeholder 2" presentation:style-name="pr5" draw:text-style-name="P8" draw:layer="layout" svg:width="21.907cm" svg:height="12.086cm" svg:x="1.746cm" svg:y="5.071cm" presentation:class="outline" presentation:user-transformed="true">
          <draw:text-box>
            <text:list text:style-name="L4">
              <text:list-item>
                <text:p text:style-name="P7"><text:span text:style-name="T4">List 1</text:span></text:p>
              </text:list-item>
              <text:list-item>
                <text:p text:style-name="P7"><text:span text:style-name="T4">List 2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Comparis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8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8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44pt" fo:letter-spacing="normal" fo:language="id" fo:country="ID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MT4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MT5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style:style style:name="MT8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1" loext:color-type="theme"/>
      </style:text-properties>
    </style:style>
    <style:style style:name="MT9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accent1" loext:color-type="theme"/>
      </style:text-properties>
    </style:style>
    <style:style style:name="MT10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4472c4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4472c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4472c4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4472c4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25.399cm" svg:height="16.449cm" svg:x="0cm" svg:y="0cm">
        <draw:image xlink:href="Pictures/100000010000059C000003A2DE690111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1.589cm" svg:height="3.63cm" svg:x="2.667cm" svg:y="3.261cm" presentation:class="title" presentation:user-transformed="true">
        <draw:text-box>
          <text:p text:style-name="MP6"><text:span text:style-name="MT1">METODE NUMERIK</text:span></text:p>
        </draw:text-box>
      </draw:frame>
      <draw:frame draw:name="Picture 9" draw:style-name="Mgr3" draw:text-style-name="MP5" draw:layer="backgroundobjects" svg:width="6.458cm" svg:height="2.609cm" svg:x="17.798cm" svg:y="15.186cm">
        <draw:image xlink:href="Pictures/1000000100000E74000005D733871AC4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25.399cm" svg:height="1.732cm" svg:x="0cm" svg:y="17.317cm">
        <draw:image xlink:href="Pictures/10000001000005270000005AA5FE7C6A.png" xlink:type="simple" xlink:show="embed" xlink:actuate="onLoad" draw:mime-type="image/png">
          <text:p/>
        </draw:image>
      </draw:frame>
      <draw:frame draw:name="Title 1" presentation:style-name="Mpr4" draw:text-style-name="MP9" draw:layer="backgroundobjects" svg:width="13.819cm" svg:height="2.751cm" svg:x="9.833cm" svg:y="0.36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Content Placeholder 2" presentation:style-name="Mpr5" draw:text-style-name="MP12" draw:layer="backgroundobjects" svg:width="21.907cm" svg:height="12.086cm" svg:x="1.746cm" svg:y="5.071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5.714cm" svg:height="1.013cm" svg:x="19.209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draw:name="Picture 8" draw:style-name="Mgr3" draw:text-style-name="MP5" draw:layer="backgroundobjects" svg:width="4.637cm" svg:height="1.873cm" svg:x="1.746cm" svg:y="1.239cm">
        <draw:image xlink:href="Pictures/1000000100000E74000005D733871AC4.png" xlink:type="simple" xlink:show="embed" xlink:actuate="onLoad" draw:mime-type="image/png">
          <text:p/>
        </draw:image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Content Placeholder 2" presentation:style-name="Mpr9" draw:text-style-name="MP12" draw:layer="backgroundobjects" svg:width="10.794cm" svg:height="12.73cm" svg:x="1.746cm" svg:y="4.427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" draw:text-style-name="MP12" draw:layer="backgroundobjects" svg:width="10.794cm" svg:height="12.73cm" svg:x="12.859cm" svg:y="4.427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0" draw:text-style-name="MP9" draw:layer="backgroundobjects" svg:width="13.819cm" svg:height="2.751cm" svg:x="9.833cm" svg:y="0.36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1" draw:style-name="Mgr3" draw:text-style-name="MP5" draw:layer="backgroundobjects" svg:width="4.637cm" svg:height="1.873cm" svg:x="1.746cm" svg:y="1.239cm">
        <draw:image xlink:href="Pictures/1000000100000E74000005D733871AC4.png" xlink:type="simple" xlink:show="embed" xlink:actuate="onLoad" draw:mime-type="image/png">
          <text:p/>
        </draw:image>
      </draw:frame>
      <draw:frame draw:name="Picture 12" draw:style-name="Mgr3" draw:text-style-name="MP5" draw:layer="backgroundobjects" svg:width="25.399cm" svg:height="1.732cm" svg:x="0cm" svg:y="17.317cm">
        <draw:image xlink:href="Pictures/10000001000005270000005AA5FE7C6A.png" xlink:type="simple" xlink:show="embed" xlink:actuate="onLoad" draw:mime-type="image/png">
          <text:p/>
        </draw:image>
      </draw:frame>
      <draw:frame draw:name="Slide Number Placeholder 5" presentation:style-name="Mpr11" draw:text-style-name="MP14" draw:layer="backgroundobjects" svg:width="5.714cm" svg:height="1.013cm" svg:x="19.209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ext Placeholder 2" presentation:style-name="Mpr14" draw:text-style-name="MP16" draw:layer="backgroundobjects" svg:width="10.744cm" svg:height="2.288cm" svg:x="1.75cm" svg:y="4.67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Content Placeholder 3" presentation:style-name="Mpr15" draw:text-style-name="MP12" draw:layer="backgroundobjects" svg:width="10.744cm" svg:height="10.234cm" svg:x="1.75cm" svg:y="6.959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4" draw:text-style-name="MP16" draw:layer="backgroundobjects" svg:width="10.797cm" svg:height="2.288cm" svg:x="12.859cm" svg:y="4.67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Content Placeholder 5" presentation:style-name="Mpr15" draw:text-style-name="MP12" draw:layer="backgroundobjects" svg:width="10.797cm" svg:height="10.234cm" svg:x="12.859cm" svg:y="6.959cm" presentation:class="outline" presentation:user-transformed="true">
        <draw:text-box>
          <text:list text:style-name="ML5">
            <text:list-item>
              <text:p text:style-name="MP10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6" draw:text-style-name="MP9" draw:layer="backgroundobjects" svg:width="13.819cm" svg:height="2.751cm" svg:x="9.833cm" svg:y="0.36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4.637cm" svg:height="1.873cm" svg:x="1.746cm" svg:y="1.239cm">
        <draw:image xlink:href="Pictures/1000000100000E74000005D733871AC4.png" xlink:type="simple" xlink:show="embed" xlink:actuate="onLoad" draw:mime-type="image/png">
          <text:p/>
        </draw:image>
      </draw:frame>
      <draw:frame draw:name="Picture 14" draw:style-name="Mgr3" draw:text-style-name="MP5" draw:layer="backgroundobjects" svg:width="25.399cm" svg:height="1.732cm" svg:x="0cm" svg:y="17.317cm">
        <draw:image xlink:href="Pictures/10000001000005270000005AA5FE7C6A.png" xlink:type="simple" xlink:show="embed" xlink:actuate="onLoad" draw:mime-type="image/png">
          <text:p/>
        </draw:image>
      </draw:frame>
      <draw:frame draw:name="Slide Number Placeholder 5" presentation:style-name="Mpr17" draw:text-style-name="MP14" draw:layer="backgroundobjects" svg:width="5.714cm" svg:height="1.013cm" svg:x="19.209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Title 1" presentation:style-name="Mpr20" draw:text-style-name="MP9" draw:layer="backgroundobjects" svg:width="13.819cm" svg:height="2.751cm" svg:x="9.833cm" svg:y="0.36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9" draw:style-name="Mgr3" draw:text-style-name="MP5" draw:layer="backgroundobjects" svg:width="4.637cm" svg:height="1.873cm" svg:x="1.746cm" svg:y="1.239cm">
        <draw:image xlink:href="Pictures/1000000100000E74000005D733871AC4.png" xlink:type="simple" xlink:show="embed" xlink:actuate="onLoad" draw:mime-type="image/png">
          <text:p/>
        </draw:image>
      </draw:frame>
      <draw:frame draw:name="Picture 10" draw:style-name="Mgr3" draw:text-style-name="MP5" draw:layer="backgroundobjects" svg:width="25.399cm" svg:height="1.732cm" svg:x="0cm" svg:y="17.317cm">
        <draw:image xlink:href="Pictures/10000001000005270000005AA5FE7C6A.png" xlink:type="simple" xlink:show="embed" xlink:actuate="onLoad" draw:mime-type="image/png">
          <text:p/>
        </draw:image>
      </draw:frame>
      <draw:frame draw:name="Slide Number Placeholder 5" presentation:style-name="Mpr21" draw:text-style-name="MP14" draw:layer="backgroundobjects" svg:width="5.714cm" svg:height="1.013cm" svg:x="19.209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3" draw:style-name="Mgr3" draw:text-style-name="MP5" draw:layer="backgroundobjects" svg:width="25.399cm" svg:height="16.449cm" svg:x="0cm" svg:y="0cm">
        <draw:image xlink:href="Pictures/100000010000059C000003A2DE690111.png" xlink:type="simple" xlink:show="embed" xlink:actuate="onLoad" draw:mime-type="image/png">
          <text:p/>
        </draw:image>
      </draw:frame>
      <draw:frame draw:name="Picture 4" draw:style-name="Mgr3" draw:text-style-name="MP5" draw:layer="backgroundobjects" svg:width="6.458cm" svg:height="2.609cm" svg:x="17.798cm" svg:y="15.186cm">
        <draw:image xlink:href="Pictures/1000000100000E74000005D733871AC4.png" xlink:type="simple" xlink:show="embed" xlink:actuate="onLoad" draw:mime-type="image/png">
          <text:p/>
        </draw:image>
      </draw:frame>
      <presentation:notes style:page-layout-name="PM0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Content Placeholder 2" presentation:style-name="Mpr26" draw:text-style-name="MP9" draw:layer="backgroundobjects" svg:width="12.858cm" svg:height="11.947cm" svg:x="10.798cm" svg:y="4.332cm" presentation:class="outline" presentation:user-transformed="true">
        <draw:text-box>
          <text:list text:style-name="ML5">
            <text:list-item>
              <text:p text:style-name="MP17"><text:span text:style-name="MT9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8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6" draw:text-style-name="MP20" draw:layer="backgroundobjects" svg:width="8.191cm" svg:height="11.947cm" svg:x="1.75cm" svg:y="4.354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Title 1" presentation:style-name="Mpr27" draw:text-style-name="MP9" draw:layer="backgroundobjects" svg:width="13.819cm" svg:height="2.751cm" svg:x="9.833cm" svg:y="0.36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1" draw:style-name="Mgr3" draw:text-style-name="MP5" draw:layer="backgroundobjects" svg:width="4.637cm" svg:height="1.873cm" svg:x="1.746cm" svg:y="1.239cm">
        <draw:image xlink:href="Pictures/1000000100000E74000005D733871AC4.png" xlink:type="simple" xlink:show="embed" xlink:actuate="onLoad" draw:mime-type="image/png">
          <text:p/>
        </draw:image>
      </draw:frame>
      <draw:frame draw:name="Picture 12" draw:style-name="Mgr3" draw:text-style-name="MP5" draw:layer="backgroundobjects" svg:width="25.399cm" svg:height="1.732cm" svg:x="0cm" svg:y="17.317cm">
        <draw:image xlink:href="Pictures/10000001000005270000005AA5FE7C6A.png" xlink:type="simple" xlink:show="embed" xlink:actuate="onLoad" draw:mime-type="image/png">
          <text:p/>
        </draw:image>
      </draw:frame>
      <draw:frame draw:name="Slide Number Placeholder 5" presentation:style-name="Mpr28" draw:text-style-name="MP14" draw:layer="backgroundobjects" svg:width="5.714cm" svg:height="1.013cm" svg:x="19.209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Placeholder 2" presentation:style-name="Mpr31" draw:text-style-name="MP9" draw:layer="backgroundobjects" svg:width="12.853cm" svg:height="11.921cm" svg:x="10.798cm" svg:y="4.354cm" presentation:class="outline" presentation:user-transformed="true">
        <draw:text-box>
          <text:p text:style-name="MP21"><text:span text:style-name="MT9">Click icon to add picture</text:span></text:p>
        </draw:text-box>
      </draw:frame>
      <draw:frame draw:name="Title 1" presentation:style-name="Mpr32" draw:text-style-name="MP9" draw:layer="backgroundobjects" svg:width="13.819cm" svg:height="2.751cm" svg:x="9.833cm" svg:y="0.361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2" draw:style-name="Mgr3" draw:text-style-name="MP5" draw:layer="backgroundobjects" svg:width="4.637cm" svg:height="1.873cm" svg:x="1.746cm" svg:y="1.239cm">
        <draw:image xlink:href="Pictures/1000000100000E74000005D733871AC4.png" xlink:type="simple" xlink:show="embed" xlink:actuate="onLoad" draw:mime-type="image/png">
          <text:p/>
        </draw:image>
      </draw:frame>
      <draw:frame draw:name="Text Placeholder 3" presentation:style-name="Mpr33" draw:text-style-name="MP20" draw:layer="backgroundobjects" svg:width="8.191cm" svg:height="11.947cm" svg:x="1.75cm" svg:y="4.354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Picture 14" draw:style-name="Mgr3" draw:text-style-name="MP5" draw:layer="backgroundobjects" svg:width="25.399cm" svg:height="1.732cm" svg:x="0cm" svg:y="17.317cm">
        <draw:image xlink:href="Pictures/10000001000005270000005AA5FE7C6A.png" xlink:type="simple" xlink:show="embed" xlink:actuate="onLoad" draw:mime-type="image/png">
          <text:p/>
        </draw:image>
      </draw:frame>
      <draw:frame draw:name="Slide Number Placeholder 5" presentation:style-name="Mpr34" draw:text-style-name="MP14" draw:layer="backgroundobjects" svg:width="5.714cm" svg:height="1.013cm" svg:x="19.209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Mifta Nur Farid</meta:initial-creator>
    <dc:creator>Mifta Nur Farid</dc:creator>
    <meta:editing-cycles>3</meta:editing-cycles>
    <meta:creation-date>2021-08-13T06:36:16</meta:creation-date>
    <dc:date>2021-08-13T14:19:56</dc:date>
    <meta:editing-duration>PT6H24M</meta:editing-duration>
    <meta:generator>LibreOffice/7.6.7.2$Linux_X86_64 LibreOffice_project/60$Build-2</meta:generator>
    <meta:document-statistic meta:object-count="107"/>
    <meta:user-defined meta:name="AppVersion">16.0000</meta:user-defined>
    <meta:user-defined meta:name="PresentationFormat">On-screen Show (4:3)</meta:user-defined>
    <meta:user-defined meta:name="Slides" meta:value-type="float">2</meta:user-defined>
    <meta:template xlink:type="simple" xlink:actuate="onRequest" xlink:title="Office Theme" xlink:href=""/>
  </office:meta>
</office:document-meta>
</file>